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  <table:table-cell office:value-type="string" calcext:value-type="string">
            <text:p>Homework Wk 2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2-01-15">00/00/0000</text:date>, <text:time style:data-style-name="N2" text:time-value="14:01:22.518939451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Jordan Hanson</meta:initial-creator>
    <meta:creation-date>2022-01-08T14:11:37</meta:creation-date>
    <dc:date>2022-01-15T14:41:31.510753037</dc:date>
    <meta:editing-duration>PT6H1M47S</meta:editing-duration>
    <meta:editing-cycles>58</meta:editing-cycles>
    <meta:document-statistic meta:table-count="1" meta:cell-count="98" meta:object-count="0"/>
  </office:meta>
</office:document-meta>
</file>